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3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title">
      <style:graphic-properties draw:fill-color="#ffffff" fo:min-height="3.507cm"/>
    </style:style>
    <style:style style:name="pr7" style:family="presentation" style:parent-style-name="bluesquares-outline1">
      <style:graphic-properties draw:fill-color="#ffffff" fo:min-height="13.86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cm" fo:margin-right="0cm" fo:text-indent="0cm"/>
      <style:text-properties fo:font-size="36pt"/>
    </style:style>
    <style:style style:name="T1" style:family="text">
      <style:text-properties fo:font-size="20pt" fo:font-weight="normal"/>
    </style:style>
    <style:style style:name="T2" style:family="text">
      <style:text-properties fo:font-size="36pt"/>
    </style:style>
    <style:style style:name="T3" style:family="text">
      <style:text-properties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office:forms form:automatic-focus="false" form:apply-design-mode="false"/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roject Management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" text:style-name="P5">Developing software requires project management</text:p>
              </text:list-item>
            </text:list>
            <text:list text:style-name="L2">
              <text:list-item>
                <text:p text:id="id2" text:style-name="P5">Majority of software development projects fail because of technical problems or poor project management</text:p>
              </text:list-item>
            </text:list>
            <text:list text:style-name="L2">
              <text:list-item>
                <text:p text:id="id3" text:style-name="P5">Project Management is an umbrella activity</text:p>
              </text:list-item>
            </text:list>
            <text:list text:style-name="L2">
              <text:list-item>
                <text:p text:id="id4" text:style-name="P5">Effective software project management depends on People, Problem, and Proces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eople</text:p>
          </draw:text-box>
        </draw:frame>
        <draw:frame presentation:style-name="pr4" draw:text-style-name="P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 text:id="id5" text:style-name="P5">Software engineering work is an intensively human endeavor</text:p>
              </text:list-item>
            </text:list>
            <text:list text:style-name="L2">
              <text:list-item>
                <text:p text:id="id6" text:style-name="P5">Players in the software process</text:p>
              </text:list-item>
            </text:list>
            <text:list text:style-name="L2">
              <text:list-item>
                <text:list>
                  <text:list-item>
                    <text:p text:id="id7" text:style-name="P6">Senior manag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" text:style-name="P6">Project (technical) manag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" text:style-name="P6">Practition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" text:style-name="P6">Custom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" text:style-name="P6">End users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Team Leader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2" text:style-name="P5">Team leaders attempt to maximize the skills and abilities of each person in the development team</text:p>
              </text:list-item>
            </text:list>
            <text:list text:style-name="L2">
              <text:list-item>
                <text:p text:id="id13" text:style-name="P5">How do we select a team leader?</text:p>
              </text:list-item>
            </text:list>
            <text:list text:style-name="L2">
              <text:list-item>
                <text:list>
                  <text:list-item>
                    <text:p text:id="id14" text:style-name="P6">Motiv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" text:style-name="P6">Organiz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" text:style-name="P6">Ideas or innov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Team Leader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7" text:style-name="P5">Other traits of effective project manager</text:p>
              </text:list-item>
            </text:list>
            <text:list text:style-name="L2">
              <text:list-item>
                <text:list>
                  <text:list-item>
                    <text:p text:id="id18" text:style-name="P6">Problem solving – diagnosing problems and providing solu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" text:style-name="P6">Managerial identity – taking char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0" text:style-name="P6">Achievement – rewarding accomplishm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1" text:style-name="P6">Influence and team building – 'reading' people</text:p>
                  </text:list-item>
                </text:list>
              </text:list-item>
            </text:list>
          </draw:text-box>
        </draw:frame>
        <draw:frame draw:style-name="gr3" draw:layer="layout" svg:width="0.002cm" svg:height="0.987cm" svg:x="26.67cm" svg:y="1.27cm">
          <draw:text-box>
            <text:p text:style-name="P2"/>
          </draw:text-box>
        </draw:frame>
        <draw:frame draw:style-name="gr3" draw:layer="layout" svg:width="0.002cm" svg:height="0.987cm" svg:x="25.4cm" svg:y="2.54cm">
          <draw:text-box>
            <text:p text:style-name="P2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The Team</text:p>
          </draw:text-box>
        </draw:frame>
        <draw:frame presentation:style-name="pr4" draw:text-style-name="P5" draw:layer="layout" svg:width="25.199cm" svg:height="14.021cm" svg:x="1.4cm" svg:y="4.914cm" presentation:class="outline" presentation:user-transformed="true">
          <draw:text-box>
            <text:list text:style-name="L2">
              <text:list-item>
                <text:p text:id="id22" text:style-name="P5">Options for applying human resources to a project that will require N people working for K years</text:p>
              </text:list-item>
            </text:list>
            <text:list text:style-name="L2">
              <text:list-item>
                <text:list>
                  <text:list-item>
                    <text:p text:id="id23" text:style-name="P6">N individual to M different functional tas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4" text:style-name="P6">N individual to M different functional tasks (M &lt; N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5" text:style-name="P6">N individuals into T teams to M different functional tasks</text:p>
                  </text:list-item>
                </text:list>
              </text:list-item>
            </text:list>
            <text:list text:style-name="L2">
              <text:list-item>
                <text:p text:id="id26" text:style-name="P5">Project manager is responsible for the coordin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Team Organization</text:p>
          </draw:text-box>
        </draw:frame>
        <draw:frame presentation:style-name="pr4" draw:text-style-name="P5" draw:layer="layout" svg:width="25.199cm" svg:height="14.064cm" svg:x="1.4cm" svg:y="4.914cm" presentation:class="outline" presentation:user-transformed="true">
          <draw:text-box>
            <text:list text:style-name="L2">
              <text:list-item>
                <text:p text:id="id27" text:style-name="P5">Democratic decentralized (DD)</text:p>
              </text:list-item>
            </text:list>
            <text:list text:style-name="L2">
              <text:list-item>
                <text:list>
                  <text:list-item>
                    <text:p text:id="id28" text:style-name="P6">No permanent lead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9" text:style-name="P6">Assigns short term tasks coordinator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0" text:style-name="P6">Decision made by group consensu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1" text:style-name="P6">Horizontal communication</text:p>
                  </text:list-item>
                </text:list>
              </text:list-item>
            </text:list>
            <text:list text:style-name="L2">
              <text:list-item>
                <text:p text:id="id32" text:style-name="P5">Controlled decentralized (CD)</text:p>
              </text:list-item>
            </text:list>
            <text:list text:style-name="L2">
              <text:list-item>
                <text:list>
                  <text:list-item>
                    <text:p text:id="id33" text:style-name="P6">With a defined leader and secondary lead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4" text:style-name="P6">Decision made by groups consensu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5" text:style-name="P6">Horizontal and vertical communic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Team Organization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6" text:style-name="P5">Controlled Centralized (CC)</text:p>
              </text:list-item>
            </text:list>
            <text:list text:style-name="L2">
              <text:list-item>
                <text:list>
                  <text:list-item>
                    <text:p text:id="id37" text:style-name="P6">Team leader manages problem solving and team coordin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8" text:style-name="P6">Vertical communication between team members and team leader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Team Organization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9" text:style-name="P5">Project factors that should be considered when planning team structure</text:p>
              </text:list-item>
            </text:list>
            <text:list text:style-name="L2">
              <text:list-item>
                <text:list>
                  <text:list-item>
                    <text:p text:id="id40" text:style-name="P6">Difficulty of problem to solv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1" text:style-name="P6">Size of resultant program (LOC, FP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2" text:style-name="P6">Team life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6">Modular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4" text:style-name="P6">Required quality and reli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5" text:style-name="P6">Rigidity of delivery d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6" text:style-name="P6">Communication required for projec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bluesquares" presentation:presentation-page-layout-name="AL3T8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Team Organization</text:p>
          </draw:text-box>
        </draw:frame>
        <draw:frame draw:name="Object 1" draw:style-name="standard" draw:layer="layout" svg:width="26.004cm" svg:height="13.756cm" svg:x="1.4cm" svg:y="4.914cm" presentation:class="table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Team Organization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7" text:style-name="P5">The objective for every project manager is to help create a team that exhibits cohesiveness, regardless of the team organization</text:p>
              </text:list-item>
            </text:list>
            <text:list text:style-name="L2">
              <text:list-item>
                <text:p text:id="id48" text:style-name="P5">Team must have a common definition of success or any identifiable team spirit</text:p>
              </text:list-item>
            </text:list>
            <text:list text:style-name="L2">
              <text:list-item>
                <text:p text:id="id49" text:style-name="P5">The whole is greater than the sum of the parts</text:p>
              </text:list-item>
            </text:list>
            <text:list text:style-name="L2">
              <text:list-item>
                <text:p text:id="id50" text:style-name="P5">Establish momentu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bluesquares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71cm" svg:y="0.303cm" presentation:class="title" presentation:user-transformed="true">
          <draw:text-box>
            <text:p text:style-name="P7"><text:span text:style-name="T2">Coordination and </text:span><text:span text:style-name="T2"><text:line-break/></text:span><text:span text:style-name="T2">Communication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51" text:style-name="P5"><text:span text:style-name="T3">Scale</text:span>, <text:span text:style-name="T3">uncertainty</text:span>, and <text:span text:style-name="T3">interoperability</text:span> are key characteristics of modern software</text:p>
              </text:list-item>
            </text:list>
            <text:list text:style-name="L2">
              <text:list-item>
                <text:p text:style-name="P5">Effective methods for coordinating people who do the work must be established</text:p>
              </text:list-item>
            </text:list>
            <text:list text:style-name="L2">
              <text:list-item>
                <text:list>
                  <text:list-item>
                    <text:p text:style-name="P6">establish mechanism for <text:span text:style-name="T3">formal(impersonal)</text:span> and <text:span text:style-name="T3">informal(personal)</text:span> communication among team members and between team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bluesquares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 text:style-name="P7"><text:span text:style-name="T2">Coordination Techniques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 text:style-name="P5">Formal, impersonal </text:p>
              </text:list-item>
            </text:list>
            <text:list text:style-name="L2">
              <text:list-item>
                <text:list>
                  <text:list-item>
                    <text:p text:style-name="P6">documents, deliverables, memos, schedules, change requests</text:p>
                  </text:list-item>
                </text:list>
              </text:list-item>
            </text:list>
            <text:list text:style-name="L2">
              <text:list-item>
                <text:p text:style-name="P5">Formal, interpersonal</text:p>
              </text:list-item>
            </text:list>
            <text:list text:style-name="L2">
              <text:list-item>
                <text:list>
                  <text:list-item>
                    <text:p text:style-name="P6">quality assurance procedures, status review meetings, design and code inspections</text:p>
                  </text:list-item>
                </text:list>
              </text:list-item>
            </text:list>
            <text:list text:style-name="L2">
              <text:list-item>
                <text:p text:style-name="P5">Informal, interpersonal</text:p>
              </text:list-item>
            </text:list>
            <text:list text:style-name="L2">
              <text:list-item>
                <text:list>
                  <text:list-item>
                    <text:p text:style-name="P6">information dissemination meetings, problem solving, collection of requiremen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bluesquares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 text:style-name="P7"><text:span text:style-name="T2">Coordination Techniques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 text:style-name="P5">Electronic</text:p>
              </text:list-item>
            </text:list>
            <text:list text:style-name="L2">
              <text:list-item>
                <text:list>
                  <text:list-item>
                    <text:p text:style-name="P6">email, electronic bulletin boards, web sites, video conferencing</text:p>
                  </text:list-item>
                </text:list>
              </text:list-item>
            </text:list>
            <text:list text:style-name="L2">
              <text:list-item>
                <text:p text:style-name="P5">Interpersonal network</text:p>
              </text:list-item>
            </text:list>
            <text:list text:style-name="L2">
              <text:list-item>
                <text:list>
                  <text:list-item>
                    <text:p text:style-name="P6">communication with those outside of projec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bluesquares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 text:style-name="P7"><text:span text:style-name="T2">Coordination Techniques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 text:style-name="P5">Insert figure here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bluesquares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 text:style-name="P2">Problem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 text:style-name="P5">At the start of project, quantitative estimates and plan are required but solid information is unavailable</text:p>
              </text:list-item>
            </text:list>
            <text:list text:style-name="L2">
              <text:list-item>
                <text:p text:style-name="P5">Examine the problem at the very beginning of the project: <text:span text:style-name="T3">scope</text:span> must be established and bounded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bluesquares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 text:style-name="P2">Defining the Scop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 text:style-name="P5">Context</text:p>
              </text:list-item>
            </text:list>
            <text:list text:style-name="L2">
              <text:list-item>
                <text:list>
                  <text:list-item>
                    <text:p text:style-name="P6">How does the software to be built fit into a larger system or business context?What constraints are imposed as a result of the context?</text:p>
                  </text:list-item>
                </text:list>
              </text:list-item>
            </text:list>
            <text:list text:style-name="L2">
              <text:list-item>
                <text:p text:style-name="P5">Information objectives</text:p>
              </text:list-item>
            </text:list>
            <text:list text:style-name="L2">
              <text:list-item>
                <text:list>
                  <text:list-item>
                    <text:p text:style-name="P6">What customer-visible data objects are produced as output of software?What data objects are required as inpu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bluesquares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 text:style-name="P2">Defining the Scop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 text:style-name="P5">Function and performance</text:p>
              </text:list-item>
            </text:list>
            <text:list text:style-name="L2">
              <text:list-item>
                <text:list>
                  <text:list-item>
                    <text:p text:style-name="P6">What function does the software perform to transform input data into output? Are any special performance characteristics to be addressed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bluesquares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 text:style-name="P2">Scop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 text:style-name="P5">Must be unambiguous and understandable at management and technical levels</text:p>
              </text:list-item>
            </text:list>
            <text:list text:style-name="L2">
              <text:list-item>
                <text:p text:style-name="P5">Must be bounded: quantitative data must be stated explicitly, constraints and limitations are noted, and mitigating factors(algorithms) are described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4" draw:text-style-name="P5" draw:layer="layout" svg:width="25.199cm" svg:height="13.86cm" svg:x="1.4cm" svg:y="4.914cm" presentation:class="outline" presentation:placeholder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uesquares" presentation:presentation-page-layout-name="AL2T1">
        <draw:frame presentation:style-name="pr6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3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4</text:span></text:p>
        </draw:text-box>
      </draw:frame>
      <draw:frame draw:style-name="gr1" draw:text-style-name="P4" draw:layer="backgroundobjects" svg:width="1.016cm" svg:height="0.738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1-18T14:17:59</meta:creation-date>
    <dc:date>2007-12-11T11:13:28</dc:date>
    <dc:language>de-DE</dc:language>
    <meta:editing-cycles>647</meta:editing-cycles>
    <meta:editing-duration>PT18H14M28S</meta:editing-duration>
    <meta:user-defined meta:name="Info 1"/>
    <meta:user-defined meta:name="Info 2"/>
    <meta:user-defined meta:name="Info 3"/>
    <meta:user-defined meta:name="Info 4"/>
    <meta:document-statistic meta:object-count="10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257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7366in"/>
    </style:style>
    <style:style style:name="ro1" style:family="table-row">
      <style:table-row-properties style:row-height="0.24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  <style:text-properties fo:font-size="14pt" fo:font-weight="bold"/>
    </style:style>
    <style:style style:name="ce2" style:family="table-cell" style:parent-style-name="Default">
      <style:table-cell-properties fo:border="0.0008in solid #000000"/>
      <style:text-properties fo:font-size="14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2" table:number-columns-repeated="3" table:default-cell-style-name="ce2"/>
        <table:table-row table:style-name="ro1">
          <table:table-cell table:number-columns-repeated="2"/>
          <table:table-cell table:style-name="ce1" office:value-type="string">
            <text:p>Type</text:p>
          </table:table-cell>
          <table:table-cell table:style-name="ce1" office:value-type="string">
            <text:p>DD</text:p>
          </table:table-cell>
          <table:table-cell table:style-name="ce1" office:value-type="string">
            <text:p>CD</text:p>
          </table:table-cell>
          <table:table-cell table:style-name="ce1" office:value-type="string">
            <text:p>CC</text:p>
          </table:table-cell>
        </table:table-row>
        <table:table-row table:style-name="ro1">
          <table:table-cell table:number-columns-repeated="2"/>
          <table:table-cell table:style-name="ce1" office:value-type="string">
            <text:p>Difficul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Low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table:number-columns-repeated="2"/>
          <table:table-cell table:style-name="ce1" office:value-type="string">
            <text:p>Siz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Large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table:number-columns-repeated="2"/>
          <table:table-cell office:value-type="string">
            <text:p>Small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>
            <text:p>Team Lifetim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hort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table:number-columns-repeated="2"/>
          <table:table-cell office:value-type="string">
            <text:p>Long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>
            <text:p>Modular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igh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1">
          <table:table-cell table:number-columns-repeated="2"/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>
            <text:p>Reliabil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igh</text:p>
          </table:table-cell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ow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table:number-columns-repeated="2"/>
          <table:table-cell table:style-name="ce1" office:value-type="string">
            <text:p>Delivery Dat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trict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1">
          <table:table-cell table:number-columns-repeated="2"/>
          <table:table-cell office:value-type="string">
            <text:p>Lax</text:p>
          </table:table-cell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>
            <text:p>Sociabil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Low</text:p>
          </table:table-cell>
          <table:table-cell/>
          <table:table-cell table:number-columns-repeated="2" office:value-type="string">
            <text:p>X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1">12/11/2007</text:date>, <text:time>11:1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